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Default">
      <style:paragraph-properties style:text-autospace="none"/>
    </style:style>
    <style:style style:name="P10" style:family="paragraph" style:parent-style-name="Default">
      <style:paragraph-properties style:text-autospace="none"/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P11" style:family="paragraph" style:parent-style-name="Standard" style:list-style-name="L1">
      <style:text-properties officeooo:rsid="000ad213" officeooo:paragraph-rsid="00147cfd"/>
    </style:style>
    <style:style style:name="P12" style:family="paragraph" style:parent-style-name="Azione_20_attore">
      <style:text-properties fo:font-weight="normal" officeooo:rsid="0015e382" officeooo:paragraph-rsid="000cf989" style:font-weight-asian="normal" style:font-weight-complex="normal"/>
    </style:style>
    <style:style style:name="P13" style:family="paragraph" style:parent-style-name="Azione_20_attore" style:list-style-name="Numerazione_20_UC">
      <style:paragraph-properties>
        <style:tab-stops/>
      </style:paragraph-properties>
      <style:text-properties officeooo:rsid="001bdb2c" officeooo:paragraph-rsid="00211119"/>
    </style:style>
    <style:style style:name="P14" style:family="paragraph" style:parent-style-name="Azione_20_attore" style:list-style-name="Numerazione_20_UC">
      <style:text-properties officeooo:rsid="0015e382" officeooo:paragraph-rsid="00211119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attore" style:list-style-name="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P17" style:family="paragraph" style:parent-style-name="Azione_20_sistema">
      <style:text-properties officeooo:rsid="0015e382" officeooo:paragraph-rsid="0015e382"/>
    </style:style>
    <style:style style:name="P18" style:family="paragraph" style:parent-style-name="Azione_20_sistema" style:list-style-name="">
      <style:text-properties officeooo:rsid="0015e382" officeooo:paragraph-rsid="00211119"/>
    </style:style>
    <style:style style:name="P19" style:family="paragraph" style:parent-style-name="Azione_20_sistema" style:list-style-name="">
      <style:paragraph-properties>
        <style:tab-stops/>
      </style:paragraph-properties>
      <style:text-properties officeooo:rsid="001bdb2c" officeooo:paragraph-rsid="00211119"/>
    </style:style>
    <style:style style:name="P20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P21" style:family="paragraph" style:parent-style-name="Default">
      <style:text-properties fo:color="#000000" style:font-name="Times New Roman1" fo:font-size="11.5pt" fo:font-style="normal" officeooo:rsid="001e38e2" officeooo:paragraph-rsid="0011cc2b" style:font-name-asian="Times New Roman1" style:font-size-asian="11.5pt" style:font-style-asian="normal" style:font-name-complex="Times New Roman1" style:font-size-complex="11.5pt" style:font-style-complex="normal"/>
    </style:style>
    <style:style style:name="P22" style:family="paragraph" style:parent-style-name="Default">
      <style:text-properties fo:color="#000000" style:font-name="Times New Roman1" fo:font-size="12pt" officeooo:rsid="00290439" officeooo:paragraph-rsid="0021668b" style:font-name-asian="Times New Roman1" style:font-size-asian="12pt" style:font-name-complex="Times New Roman1" style:font-size-complex="12pt"/>
    </style:style>
    <style:style style:name="P23" style:family="paragraph" style:parent-style-name="Default">
      <style:paragraph-properties style:text-autospace="none"/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P24" style:family="paragraph" style:parent-style-name="Default">
      <style:paragraph-properties fo:margin-left="1.251cm" fo:margin-right="0cm" fo:text-indent="0cm" style:auto-text-indent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" style:family="text">
      <style:text-properties officeooo:rsid="0014a617"/>
    </style:style>
    <style:style style:name="T2" style:family="text">
      <style:text-properties officeooo:rsid="00185656"/>
    </style:style>
    <style:style style:name="T3" style:family="text">
      <style:text-properties officeooo:rsid="001a4f08"/>
    </style:style>
    <style:style style:name="T4" style:family="text">
      <style:text-properties officeooo:rsid="001bdb2c"/>
    </style:style>
    <style:style style:name="T5" style:family="text">
      <style:text-properties officeooo:rsid="002021c4"/>
    </style:style>
    <style:style style:name="T6" style:family="text">
      <style:text-properties fo:font-style="normal" officeooo:rsid="0011cc2b" style:font-style-asian="normal" style:font-style-complex="normal"/>
    </style:style>
    <style:style style:name="T7" style:family="text">
      <style:text-properties fo:font-style="normal" officeooo:rsid="001a4f08" style:font-style-asian="normal" style:font-style-complex="normal"/>
    </style:style>
    <style:style style:name="T8" style:family="text">
      <style:text-properties officeooo:rsid="00211119"/>
    </style:style>
    <style:style style:name="T9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10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11" style:family="text">
      <style:text-properties fo:color="#000000" style:text-line-through-style="none" style:font-name="Times New Roman2" fo:font-size="11.5pt" style:text-underline-style="none" fo:font-weight="bold" style:font-name-asian="Times New Roman2" style:font-size-asian="11.5pt" style:font-weight-asian="bold" style:font-name-complex="Times New Roman2" style:font-size-complex="11.5pt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5">Educatore </text:span><text:span text:style-name="T4">Modifica</text:span><text:span text:style-name="T1"> </text:span><text:span text:style-name="T3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1">L'utente accede al sistema e viene riconosciuto come Educatore Didattico</text:p>
            <text:p text:style-name="P9"><text:span text:style-name="T9">L'utente visualizza lo storico (Include V</text:span><text:span text:style-name="T11">isualizza Storico Registro</text:span><text:span text:style-name="T10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664341" text:style-name="Numerazione_20_UC">
              <text:list-header>
                <text:p text:style-name="P12"/>
              </text:list-header>
              <text:list-item text:start-value="1">
                <text:p text:style-name="P13">L'<text:span text:style-name="T6"> </text:span><text:span text:style-name="T7">Educatore Didattico</text:span> seleziona la funzionalità modifica relativa all'attività da modificare</text:p>
              </text:list-item>
            </text:list>
            <text:p text:style-name="P19"/>
            <text:list xml:id="list36691772" text:continue-numbering="true" text:style-name="Numerazione_20_UC">
              <text:list-item>
                <text:p text:style-name="P20">Il sistema mostra la finestra con l'attività da modificare</text:p>
              </text:list-item>
            </text:list>
            <text:p text:style-name="P16"/>
            <text:list xml:id="list36672473" text:continue-numbering="true" text:style-name="Numerazione_20_UC">
              <text:list-item>
                <text:p text:style-name="P13">L<text:span text:style-name="T8">'</text:span><text:span text:style-name="T6"> </text:span><text:span text:style-name="T7">Educatore Didattico </text:span>modifica i campi </text:p>
              </text:list-item>
            </text:list>
            <text:p text:style-name="P19"/>
            <text:list xml:id="list36684225" text:continue-numbering="true" text:style-name="Numerazione_20_UC">
              <text:list-item>
                <text:p text:style-name="P14">L'<text:span text:style-name="T6"> </text:span><text:span text:style-name="T7">Educatore Didattico</text:span> sottomette <text:span text:style-name="T3">l'attività</text:span></text:p>
              </text:list-item>
            </text:list>
            <text:p text:style-name="P18"><text:span text:style-name="T3"/></text:p>
            <text:list xml:id="list36664320" text:continue-numbering="true" text:style-name="Numerazione_20_UC">
              <text:list-item>
                <text:p text:style-name="P17">Il sistema memorizza <text:span text:style-name="T3">l'attività</text:span>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2">L'educatore didattico ha inserito l'attività correttamente, ha confermato l' operazione e il sistema ha aggiornato l'elenco dei questionari.</text:p>
            <text:p text:style-name="P23">L'educatore didattico ha annullato l' operazione e il sistema non ha aggiornato l'elenco delle attività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p text:style-name="P24">I. Nel caso di un errore utente, il sistema mostra all’utente un messaggio di errore che ne indica la causa.</text:p>
            <text:p text:style-name="P10"/>
            <text:list xml:id="list36656318" text:style-name="L1">
              <text:list-header>
                <text:p text:style-name="P11"/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  <text:p text:style-name="P5"><text:span text:style-name="T2">UC_H_</text:span><text:span text:style-name="T3">5</text:span><text:span text:style-name="T4">6</text:span><text:span text:style-name="T2">_</text:span><text:span text:style-name="T5">educatore_</text:span><text:span text:style-name="T4">modifica</text:span><text:span text:style-name="T2">_</text:span><text:span text:style-name="T3">attività_registro</text:span><text:span text:style-name="T2">: </text:span><text:span text:style-name="T5">Educatore </text:span><text:span text:style-name="T4">Modifica</text:span><text:span text:style-name="T1"> </text:span><text:span text:style-name="T3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7S</meta:editing-duration>
    <meta:editing-cycles>30</meta:editing-cycles>
    <meta:generator>LibreOffice/3.6$Windows_x86 LibreOffice_project/da8c1e6-fd468f4-454e206-f42a4a9-143cfd</meta:generator>
    <dc:date>2012-11-23T16:54:21.72</dc:date>
    <meta:document-statistic meta:table-count="1" meta:image-count="0" meta:object-count="0" meta:page-count="1" meta:paragraph-count="23" meta:word-count="144" meta:character-count="1052" meta:non-whitespace-character-count="935"/>
  </office:meta>
</office:document-meta>
</file>